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2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Joseph Blumenthal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ne 17, 1897</text:p>
      <text:p text:style-name="P2">Month<text:tab/><text:tab/><text:tab/><text:tab/><text:tab/><text:tab/>June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C/</text:p>
      <text:p text:style-name="P5"><text:s/>O/</text:p>
      <text:p text:style-name="P5"><text:s text:c="2"/>P/</text:p>
      <text:p text:style-name="P5"><text:s text:c="3"/>Y/</text:p>
      <text:p text:style-name="P5">Honorable Joseph Blumenthal,/</text:p>
      <text:p text:style-name="P5"><text:tab/>My dear Sir:/</text:p>
      <text:p text:style-name="P5"><text:tab/><text:tab/>On Sunday, May 30th, I went to the/ Seminary, having forgotten the arrangement, on account of the/ examination in secular studies. <text:s/>I wished to settle about the/ examination of our classes. <text:s/>I saw a few of our students, but/ returned home having accomplished nothing in that respect./</text:p>
      <text:p text:style-name="P5"><text:tab/><text:tab/>I was again at the Seminary, and re-/mained some time in Dr. Drachman's class and in that of Mr./ Speaker this day. <text:s/>Dr. Joffe, I was told, teaches now early in/ the morning./</text:p>
      <text:p text:style-name="P5"><text:tab/><text:tab/>On the 6th of July we shall examine/ the Senior A, morning and afternoon. <text:s/>If possible, we shall/ proceed with Senior B. <text:s/>To avoid my remaining over night, which/ I find too trying in my state of health, I shall appoint another/ day the same week, or early the next to complete the <text:soft-page-break/>examination./ <text:s/>I was very glad to hear from Mr. Solomons, that a contribution/ of $250 was received this week in aid of our institution. <text:s/>Miss/ Violet Mayer, whom I married Rosh Hodesh Livan handed me $50 in/ honor of the occasion, with the understanding that the Seminary/ should remember her. <text:s/>I handed the amount to Dr. Steinbach./</text:p>
      <text:p text:style-name="P5"><text:tab/><text:tab/>Isaac Husik obtained last week three/ prizes, for German, French and Latin. <text:s/>Gershon Levi was unable/ to attend the examination at the University, on account of ill-/health. <text:s/>I do not know, whether I can bring him to ours on the/ 6th proximo./</text:p>
      <text:p text:style-name="P5"><text:tab/><text:tab/>Mr. Solomons, who has shown a lively/ interest in the welfare of the Seminary, has written an excell-/ent letter, which he brought personally to Mr. Straus. <text:s/>Our/ friend is hopeful and I pray that his endeavors may be crowned with/ full success./ <text:s/>Trusting that you are well, I remain/ Yours very truly,/ S. MORAIS/</text:p>
      <text:p text:style-name="P5">Thursday night, June 17, 1897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1:43:04.85</meta:creation-date>
    <meta:document-statistic meta:table-count="0" meta:image-count="0" meta:object-count="0" meta:page-count="3" meta:paragraph-count="72" meta:word-count="465" meta:character-count="3000"/>
    <dc:date>2012-01-11T11:49:31.49</dc:date>
    <dc:creator>Penn Libraries</dc:creator>
    <meta:editing-duration>PT00H06M26S</meta:editing-duration>
    <meta:editing-cycles>1</meta:editing-cycles>
    <meta:generator>OpenOffice.org/3.2$Win32 OpenOffice.org_project/320m12$Build-9483</meta:generator>
  </office:meta>
</office:document-meta>
</file>